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155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653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/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/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/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/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4"/>
          <table:table-cell office:value-type="string">
            <text:p>mɯ-tu-tɯ-spe-rke pɯ-tu ŋu thaŋ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tshɤβ,rlu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a-tɯ-ntshɤβ-ma-tɯ-rlu-ndʑi ʑo</text:p>
          </table:table-cell>
          <table:table-cell office:value-type="string">
            <text:p>ma-tɯ-ntshɤβ-rlu-ndʑi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ɤ-ntshɤβ-mɤ-rlu-j ʑo</text:p>
          </table:table-cell>
          <table:table-cell office:value-type="string">
            <text:p>mɤ-ntshɤβ-rlu-j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pɯ-ntshɤβ-pɯ-rlu-a ʑo</text:p>
          </table:table-cell>
          <table:table-cell office:value-type="string">
            <text:p>pɯ-ntshɤβrlu-a ʑ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se,raŋ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fse-a pɯ-raŋ-a</text:p>
          </table:table-cell>
          <table:table-cell table:number-columns-repeated="3"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ɯ,jɤβ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khrɯ kɯ-jɤβ</text:p>
          </table:table-cell>
          <table:table-cell table:number-columns-repeated="2" office:value-type="string">
            <text:p>x</text:p>
          </table:table-cell>
          <table:table-cell office:value-type="string">
            <text:p>kɯ-khrɯ-jɤβ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ɯɣ,sŋɤl</text:p>
          </table:table-cell>
          <table:table-cell office:value-type="string">
            <text:p>辛苦劳累</text:p>
          </table:table-cell>
          <table:table-cell office:value-type="string">
            <text:p>nɯzdɯsŋɤl</text:p>
          </table:table-cell>
          <table:table-cell/>
        </table:table-row>
        <table:table-row table:style-name="ro1">
          <table:table-cell/>
          <table:table-cell office:value-type="string">
            <text:p>kɯ-zdɯɣ kɯ-sŋɤl ʑo ku-rɤʑi ŋu</text:p>
          </table:table-cell>
          <table:table-cell table:number-columns-repeated="2" office:value-type="string">
            <text:p>x</text:p>
          </table:table-cell>
          <table:table-cell office:value-type="string">
            <text:p>kɯ-zdɯɣ-sŋɤl ʑo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zdɯɣ-sŋɤl-ndʑ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le ʑo jɤ-azɣɯt-ndʑi</text:p>
          </table:table-cell>
          <table:table-cell office:value-type="string">
            <text:p>x</text:p>
          </table:table-cell>
          <table:table-cell office:value-type="string">
            <text:p>x ɲɯ-rga ɲɯ-le-ndʑi xx (kɤ-ti me)</text:p>
          </table:table-cell>
          <table:table-cell office:value-type="string">
            <text:p>ɲɯ-ɤrgɤle ʑo jɤ-azɣɯt-ndʑi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ɤrgɤle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rga ɲɯ-χi</text:p>
          </table:table-cell>
          <table:table-cell office:value-type="string">
            <text:p>x</text:p>
          </table:table-cell>
          <table:table-cell office:value-type="string">
            <text:p>ɲɯ-rga ɲɯ-χi-ndʑi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SUM([.A1:.A42])" office:value-type="float" office:value="10">
            <text:p>10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5" table:number-columns-repeated="7" table:default-cell-style-name="Default"/>
        <table:table-row table:style-name="ro1">
          <table:table-cell/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stu,mbat</text:p>
          </table:table-cell>
          <table:table-cell office:value-type="string">
            <text:p>try hard</text:p>
          </table:table-cell>
          <table:table-cell table:number-columns-repeated="4" office:value-type="string">
            <text:p>\Y</text:p>
          </table:table-cell>
        </table:table-row>
        <table:table-row table:style-name="ro1">
          <table:table-cell/>
          <table:table-cell office:value-type="string">
            <text:p>mu,cɯɣ</text:p>
          </table:table-cell>
          <table:table-cell office:value-type="string">
            <text:p>be </text:p>
          </table:table-cell>
          <table:table-cell office:value-type="string">
            <text:p>\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χɕu,rnaʁ</text:p>
          </table:table-cell>
          <table:table-cell office:value-type="string">
            <text:p>thank a lot</text:p>
          </table:table-cell>
          <table:table-cell table:number-columns-repeated="2" office:value-type="string">
            <text:p>\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,rka tu/me</text:p>
          </table:table-cell>
          <table:table-cell office:value-type="string">
            <text:p>be guilty/innocent</text:p>
          </table:table-cell>
          <table:table-cell office:value-type="string">
            <text:p>\Y</text:p>
          </table:table-cell>
          <table:table-cell table:number-columns-repeated="2"/>
          <table:table-cell office:value-type="string">
            <text:p>\Y</text:p>
          </table:table-cell>
        </table:table-row>
        <table:table-row table:style-name="ro1">
          <table:table-cell/>
          <table:table-cell office:value-type="string">
            <text:p>ntshɤβ,rlu</text:p>
          </table:table-cell>
          <table:table-cell office:value-type="string">
            <text:p>in a hurry</text:p>
          </table:table-cell>
          <table:table-cell/>
          <table:table-cell office:value-type="string">
            <text:p>\Y</text:p>
          </table:table-cell>
          <table:table-cell/>
          <table:table-cell office:value-type="string">
            <text:p>\Y</text:p>
          </table:table-cell>
        </table:table-row>
        <table:table-row table:style-name="ro1">
          <table:table-cell/>
          <table:table-cell office:value-type="string">
            <text:p>fse,raŋ</text:p>
          </table:table-cell>
          <table:table-cell office:value-type="string">
            <text:p>happen so many things</text:p>
          </table:table-cell>
          <table:table-cell office:value-type="string">
            <text:p>\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hrɯ,jɤβ</text:p>
          </table:table-cell>
          <table:table-cell office:value-type="string">
            <text:p>be extremely dry</text:p>
          </table:table-cell>
          <table:table-cell office:value-type="string">
            <text:p>\Y</text:p>
          </table:table-cell>
          <table:table-cell table:number-columns-repeated="2"/>
          <table:table-cell office:value-type="string">
            <text:p>\Y</text:p>
          </table:table-cell>
        </table:table-row>
        <table:table-row table:style-name="ro1">
          <table:table-cell/>
          <table:table-cell office:value-type="string">
            <text:p>zdɯɣ,sŋɤl</text:p>
          </table:table-cell>
          <table:table-cell office:value-type="string">
            <text:p>suffer extremely</text:p>
          </table:table-cell>
          <table:table-cell office:value-type="string">
            <text:p>\Y?</text:p>
          </table:table-cell>
          <table:table-cell table:number-columns-repeated="2"/>
          <table:table-cell office:value-type="string">
            <text:p>\Y</text:p>
          </table:table-cell>
        </table:table-row>
        <table:table-row table:style-name="ro1">
          <table:table-cell/>
          <table:table-cell office:value-type="string">
            <text:p>rga,le</text:p>
          </table:table-cell>
          <table:table-cell office:value-type="string">
            <text:p>be extremely happy</text:p>
          </table:table-cell>
          <table:table-cell office:value-type="string">
            <text:p>\Y?</text:p>
          </table:table-cell>
          <table:table-cell office:value-type="string">
            <text:p>\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ga,χi</text:p>
          </table:table-cell>
          <table:table-cell office:value-type="string">
            <text:p>be extremely happy</text:p>
          </table:table-cell>
          <table:table-cell office:value-type="string">
            <text:p>\Y?</text:p>
          </table:table-cell>
          <table:table-cell office:value-type="string">
            <text:p>\Y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CONCATENATE([.B1];&quot; &amp; &quot;)" office:value-type="string" office:string-value=" &amp; ">
            <text:p><text:s/>&amp; </text:p>
          </table:table-cell>
          <table:table-cell table:formula="of:=CONCATENATE([.C1];&quot; &amp; &quot;)" office:value-type="string" office:string-value=" &amp; ">
            <text:p><text:s/>&amp; </text:p>
          </table:table-cell>
          <table:table-cell table:formula="of:=CONCATENATE([.D1];&quot; &amp; &quot;)" office:value-type="string" office:string-value="A &amp; ">
            <text:p>A &amp; </text:p>
          </table:table-cell>
          <table:table-cell table:formula="of:=CONCATENATE([.E1];&quot; &amp; &quot;)" office:value-type="string" office:string-value="B &amp; ">
            <text:p>B &amp; </text:p>
          </table:table-cell>
          <table:table-cell table:formula="of:=CONCATENATE([.F1];&quot; &amp; &quot;)" office:value-type="string" office:string-value="C &amp; ">
            <text:p>C &amp; </text:p>
          </table:table-cell>
          <table:table-cell table:formula="of:=CONCATENATE([.G1];&quot; &amp; &quot;)" office:value-type="string" office:string-value="D &amp; ">
            <text:p>D &amp; </text:p>
          </table:table-cell>
        </table:table-row>
        <table:table-row table:style-name="ro1">
          <table:table-cell/>
          <table:table-cell table:formula="of:=CONCATENATE(&quot;\ipa{&quot;;[.B2];&quot;} &amp; &quot;)" office:value-type="string" office:string-value="\ipa{stu,mbat} &amp; ">
            <text:p>\ipa{stu,mbat} &amp; </text:p>
          </table:table-cell>
          <table:table-cell table:formula="of:=CONCATENATE([.C2];&quot; &amp; &quot;)" office:value-type="string" office:string-value="try hard &amp; ">
            <text:p>try hard &amp; </text:p>
          </table:table-cell>
          <table:table-cell table:formula="of:=CONCATENATE([.D2];&quot; &amp; &quot;)" office:value-type="string" office:string-value="\Y &amp; ">
            <text:p>\Y &amp; </text:p>
          </table:table-cell>
          <table:table-cell table:formula="of:=CONCATENATE([.E2];&quot; &amp; &quot;)" office:value-type="string" office:string-value="\Y &amp; ">
            <text:p>\Y &amp; </text:p>
          </table:table-cell>
          <table:table-cell table:formula="of:=CONCATENATE([.F2];&quot; &amp; &quot;)" office:value-type="string" office:string-value="\Y &amp; ">
            <text:p>\Y &amp; </text:p>
          </table:table-cell>
          <table:table-cell table:formula="of:=CONCATENATE([.G2];&quot; &amp; &quot;)" office:value-type="string" office:string-value="\Y &amp; ">
            <text:p>\Y &amp; </text:p>
          </table:table-cell>
        </table:table-row>
        <table:table-row table:style-name="ro1">
          <table:table-cell/>
          <table:table-cell table:formula="of:=CONCATENATE(&quot;\ipa{&quot;;[.B3];&quot;} &amp; &quot;)" office:value-type="string" office:string-value="\ipa{mu,cɯɣ} &amp; ">
            <text:p>\ipa{mu,cɯɣ} &amp; </text:p>
          </table:table-cell>
          <table:table-cell table:formula="of:=CONCATENATE([.C3];&quot; &amp; &quot;)" office:value-type="string" office:string-value="be  &amp; ">
            <text:p>be <text:s/>&amp; </text:p>
          </table:table-cell>
          <table:table-cell table:formula="of:=CONCATENATE([.D3];&quot; &amp; &quot;)" office:value-type="string" office:string-value="\Y &amp; ">
            <text:p>\Y &amp; </text:p>
          </table:table-cell>
          <table:table-cell table:formula="of:=CONCATENATE([.E3];&quot; &amp; &quot;)" office:value-type="string" office:string-value=" &amp; ">
            <text:p><text:s/>&amp; </text:p>
          </table:table-cell>
          <table:table-cell table:formula="of:=CONCATENATE([.F3];&quot; &amp; &quot;)" office:value-type="string" office:string-value=" &amp; ">
            <text:p><text:s/>&amp; </text:p>
          </table:table-cell>
          <table:table-cell table:formula="of:=CONCATENATE([.G3];&quot; &amp; &quot;)" office:value-type="string" office:string-value=" &amp; ">
            <text:p><text:s/>&amp; </text:p>
          </table:table-cell>
        </table:table-row>
        <table:table-row table:style-name="ro1">
          <table:table-cell/>
          <table:table-cell table:formula="of:=CONCATENATE(&quot;\ipa{&quot;;[.B4];&quot;} &amp; &quot;)" office:value-type="string" office:string-value="\ipa{χɕu,rnaʁ} &amp; ">
            <text:p>\ipa{χɕu,rnaʁ} &amp; </text:p>
          </table:table-cell>
          <table:table-cell table:formula="of:=CONCATENATE([.C4];&quot; &amp; &quot;)" office:value-type="string" office:string-value="thank a lot &amp; ">
            <text:p>thank a lot &amp; </text:p>
          </table:table-cell>
          <table:table-cell table:formula="of:=CONCATENATE([.D4];&quot; &amp; &quot;)" office:value-type="string" office:string-value="\Y &amp; ">
            <text:p>\Y &amp; </text:p>
          </table:table-cell>
          <table:table-cell table:formula="of:=CONCATENATE([.E4];&quot; &amp; &quot;)" office:value-type="string" office:string-value="\Y &amp; ">
            <text:p>\Y &amp; </text:p>
          </table:table-cell>
          <table:table-cell table:formula="of:=CONCATENATE([.F4];&quot; &amp; &quot;)" office:value-type="string" office:string-value=" &amp; ">
            <text:p><text:s/>&amp; </text:p>
          </table:table-cell>
          <table:table-cell table:formula="of:=CONCATENATE([.G4];&quot; &amp; &quot;)" office:value-type="string" office:string-value=" &amp; ">
            <text:p><text:s/>&amp; </text:p>
          </table:table-cell>
        </table:table-row>
        <table:table-row table:style-name="ro1">
          <table:table-cell/>
          <table:table-cell table:formula="of:=CONCATENATE(&quot;\ipa{&quot;;[.B5];&quot;} &amp; &quot;)" office:value-type="string" office:string-value="\ipa{spa,rka tu/me} &amp; ">
            <text:p>\ipa{spa,rka tu/me} &amp; </text:p>
          </table:table-cell>
          <table:table-cell table:formula="of:=CONCATENATE([.C5];&quot; &amp; &quot;)" office:value-type="string" office:string-value="be guilty/innocent &amp; ">
            <text:p>be guilty/innocent &amp; </text:p>
          </table:table-cell>
          <table:table-cell table:formula="of:=CONCATENATE([.D5];&quot; &amp; &quot;)" office:value-type="string" office:string-value="\Y &amp; ">
            <text:p>\Y &amp; </text:p>
          </table:table-cell>
          <table:table-cell table:formula="of:=CONCATENATE([.E5];&quot; &amp; &quot;)" office:value-type="string" office:string-value=" &amp; ">
            <text:p><text:s/>&amp; </text:p>
          </table:table-cell>
          <table:table-cell table:formula="of:=CONCATENATE([.F5];&quot; &amp; &quot;)" office:value-type="string" office:string-value=" &amp; ">
            <text:p><text:s/>&amp; </text:p>
          </table:table-cell>
          <table:table-cell table:formula="of:=CONCATENATE([.G5];&quot; &amp; &quot;)" office:value-type="string" office:string-value="\Y &amp; ">
            <text:p>\Y &amp; </text:p>
          </table:table-cell>
        </table:table-row>
        <table:table-row table:style-name="ro1">
          <table:table-cell/>
          <table:table-cell table:formula="of:=CONCATENATE(&quot;\ipa{&quot;;[.B6];&quot;} &amp; &quot;)" office:value-type="string" office:string-value="\ipa{ntshɤβ,rlu} &amp; ">
            <text:p>\ipa{ntshɤβ,rlu} &amp; </text:p>
          </table:table-cell>
          <table:table-cell table:formula="of:=CONCATENATE([.C6];&quot; &amp; &quot;)" office:value-type="string" office:string-value="in a hurry &amp; ">
            <text:p>in a hurry &amp; </text:p>
          </table:table-cell>
          <table:table-cell table:formula="of:=CONCATENATE([.D6];&quot; &amp; &quot;)" office:value-type="string" office:string-value=" &amp; ">
            <text:p><text:s/>&amp; </text:p>
          </table:table-cell>
          <table:table-cell table:formula="of:=CONCATENATE([.E6];&quot; &amp; &quot;)" office:value-type="string" office:string-value="\Y &amp; ">
            <text:p>\Y &amp; </text:p>
          </table:table-cell>
          <table:table-cell table:formula="of:=CONCATENATE([.F6];&quot; &amp; &quot;)" office:value-type="string" office:string-value=" &amp; ">
            <text:p><text:s/>&amp; </text:p>
          </table:table-cell>
          <table:table-cell table:formula="of:=CONCATENATE([.G6];&quot; &amp; &quot;)" office:value-type="string" office:string-value="\Y &amp; ">
            <text:p>\Y &amp; </text:p>
          </table:table-cell>
        </table:table-row>
        <table:table-row table:style-name="ro1">
          <table:table-cell/>
          <table:table-cell table:formula="of:=CONCATENATE(&quot;\ipa{&quot;;[.B7];&quot;} &amp; &quot;)" office:value-type="string" office:string-value="\ipa{fse,raŋ} &amp; ">
            <text:p>\ipa{fse,raŋ} &amp; </text:p>
          </table:table-cell>
          <table:table-cell table:formula="of:=CONCATENATE([.C7];&quot; &amp; &quot;)" office:value-type="string" office:string-value="happen so many things &amp; ">
            <text:p>happen so many things &amp; </text:p>
          </table:table-cell>
          <table:table-cell table:formula="of:=CONCATENATE([.D7];&quot; &amp; &quot;)" office:value-type="string" office:string-value="\Y &amp; ">
            <text:p>\Y &amp; </text:p>
          </table:table-cell>
          <table:table-cell table:formula="of:=CONCATENATE([.E7];&quot; &amp; &quot;)" office:value-type="string" office:string-value=" &amp; ">
            <text:p><text:s/>&amp; </text:p>
          </table:table-cell>
          <table:table-cell table:formula="of:=CONCATENATE([.F7];&quot; &amp; &quot;)" office:value-type="string" office:string-value=" &amp; ">
            <text:p><text:s/>&amp; </text:p>
          </table:table-cell>
          <table:table-cell table:formula="of:=CONCATENATE([.G7];&quot; &amp; &quot;)" office:value-type="string" office:string-value=" &amp; ">
            <text:p><text:s/>&amp; </text:p>
          </table:table-cell>
        </table:table-row>
        <table:table-row table:style-name="ro1">
          <table:table-cell/>
          <table:table-cell table:formula="of:=CONCATENATE(&quot;\ipa{&quot;;[.B8];&quot;} &amp; &quot;)" office:value-type="string" office:string-value="\ipa{khrɯ,jɤβ} &amp; ">
            <text:p>\ipa{khrɯ,jɤβ} &amp; </text:p>
          </table:table-cell>
          <table:table-cell table:formula="of:=CONCATENATE([.C8];&quot; &amp; &quot;)" office:value-type="string" office:string-value="be extremely dry &amp; ">
            <text:p>be extremely dry &amp; </text:p>
          </table:table-cell>
          <table:table-cell table:formula="of:=CONCATENATE([.D8];&quot; &amp; &quot;)" office:value-type="string" office:string-value="\Y &amp; ">
            <text:p>\Y &amp; </text:p>
          </table:table-cell>
          <table:table-cell table:formula="of:=CONCATENATE([.E8];&quot; &amp; &quot;)" office:value-type="string" office:string-value=" &amp; ">
            <text:p><text:s/>&amp; </text:p>
          </table:table-cell>
          <table:table-cell table:formula="of:=CONCATENATE([.F8];&quot; &amp; &quot;)" office:value-type="string" office:string-value=" &amp; ">
            <text:p><text:s/>&amp; </text:p>
          </table:table-cell>
          <table:table-cell table:formula="of:=CONCATENATE([.G8];&quot; &amp; &quot;)" office:value-type="string" office:string-value="\Y &amp; ">
            <text:p>\Y &amp; </text:p>
          </table:table-cell>
        </table:table-row>
        <table:table-row table:style-name="ro1">
          <table:table-cell/>
          <table:table-cell table:formula="of:=CONCATENATE(&quot;\ipa{&quot;;[.B9];&quot;} &amp; &quot;)" office:value-type="string" office:string-value="\ipa{zdɯɣ,sŋɤl} &amp; ">
            <text:p>\ipa{zdɯɣ,sŋɤl} &amp; </text:p>
          </table:table-cell>
          <table:table-cell table:formula="of:=CONCATENATE([.C9];&quot; &amp; &quot;)" office:value-type="string" office:string-value="suffer extremely &amp; ">
            <text:p>suffer extremely &amp; </text:p>
          </table:table-cell>
          <table:table-cell table:formula="of:=CONCATENATE([.D9];&quot; &amp; &quot;)" office:value-type="string" office:string-value="\Y? &amp; ">
            <text:p>\Y? &amp; </text:p>
          </table:table-cell>
          <table:table-cell table:formula="of:=CONCATENATE([.E9];&quot; &amp; &quot;)" office:value-type="string" office:string-value=" &amp; ">
            <text:p><text:s/>&amp; </text:p>
          </table:table-cell>
          <table:table-cell table:formula="of:=CONCATENATE([.F9];&quot; &amp; &quot;)" office:value-type="string" office:string-value=" &amp; ">
            <text:p><text:s/>&amp; </text:p>
          </table:table-cell>
          <table:table-cell table:formula="of:=CONCATENATE([.G9];&quot; &amp; &quot;)" office:value-type="string" office:string-value="\Y &amp; ">
            <text:p>\Y &amp; </text:p>
          </table:table-cell>
        </table:table-row>
        <table:table-row table:style-name="ro1">
          <table:table-cell/>
          <table:table-cell table:formula="of:=CONCATENATE(&quot;\ipa{&quot;;[.B10];&quot;} &amp; &quot;)" office:value-type="string" office:string-value="\ipa{rga,le} &amp; ">
            <text:p>\ipa{rga,le} &amp; </text:p>
          </table:table-cell>
          <table:table-cell table:formula="of:=CONCATENATE([.C10];&quot; &amp; &quot;)" office:value-type="string" office:string-value="be extremely happy &amp; ">
            <text:p>be extremely happy &amp; </text:p>
          </table:table-cell>
          <table:table-cell table:formula="of:=CONCATENATE([.D10];&quot; &amp; &quot;)" office:value-type="string" office:string-value="\Y? &amp; ">
            <text:p>\Y? &amp; </text:p>
          </table:table-cell>
          <table:table-cell table:formula="of:=CONCATENATE([.E10];&quot; &amp; &quot;)" office:value-type="string" office:string-value="\Y &amp; ">
            <text:p>\Y &amp; </text:p>
          </table:table-cell>
          <table:table-cell table:formula="of:=CONCATENATE([.F10];&quot; &amp; &quot;)" office:value-type="string" office:string-value=" &amp; ">
            <text:p><text:s/>&amp; </text:p>
          </table:table-cell>
          <table:table-cell table:formula="of:=CONCATENATE([.G10];&quot; &amp; &quot;)" office:value-type="string" office:string-value=" &amp; ">
            <text:p><text:s/>&amp; </text:p>
          </table:table-cell>
        </table:table-row>
        <table:table-row table:style-name="ro1">
          <table:table-cell/>
          <table:table-cell table:formula="of:=CONCATENATE(&quot;\ipa{&quot;;[.B11];&quot;} &amp; &quot;)" office:value-type="string" office:string-value="\ipa{rga,χi} &amp; ">
            <text:p>\ipa{rga,χi} &amp; </text:p>
          </table:table-cell>
          <table:table-cell table:formula="of:=CONCATENATE([.C11];&quot; &amp; &quot;)" office:value-type="string" office:string-value="be extremely happy &amp; ">
            <text:p>be extremely happy &amp; </text:p>
          </table:table-cell>
          <table:table-cell table:formula="of:=CONCATENATE([.D11];&quot; &amp; &quot;)" office:value-type="string" office:string-value="\Y? &amp; ">
            <text:p>\Y? &amp; </text:p>
          </table:table-cell>
          <table:table-cell table:formula="of:=CONCATENATE([.E11];&quot; &amp; &quot;)" office:value-type="string" office:string-value="\Y &amp; ">
            <text:p>\Y &amp; </text:p>
          </table:table-cell>
          <table:table-cell table:formula="of:=CONCATENATE([.F11];&quot; &amp; &quot;)" office:value-type="string" office:string-value=" &amp; ">
            <text:p><text:s/>&amp; </text:p>
          </table:table-cell>
          <table:table-cell table:formula="of:=CONCATENATE([.G11];&quot; &amp; &quot;)" office:value-type="string" office:string-value=" &amp; ">
            <text:p><text:s/>&amp; </text:p>
          </table:table-cell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2/09/2016</text:date>, <text:time>12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7-12T11:39:54.62</meta:creation-date>
    <dc:date>2016-09-02T12:49:24.98</dc:date>
    <meta:editing-duration>PT00H46M02S</meta:editing-duration>
    <meta:editing-cycles>36</meta:editing-cycles>
    <meta:generator>OpenOffice.org/3.0$Win32 OpenOffice.org_project/300m15$Build-9379</meta:generator>
    <meta:document-statistic meta:table-count="3" meta:cell-count="229" meta:object-count="0"/>
  </office:meta>
</office:document-meta>
</file>